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4" style:family="table-row">
      <style:table-row-properties style:min-row-height="0.159cm" fo:keep-together="auto"/>
    </style:style>
    <style:style style:name="Tableau1.A14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4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d067c" officeooo:paragraph-rsid="006d06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70ccfa" officeooo:paragraph-rsid="0070ccfa" style:font-size-asian="11pt" style:font-name-complex="Arial" style:font-size-complex="11pt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style:font-name="Caligra" officeooo:rsid="0074eaa1" officeooo:paragraph-rsid="0074eaa1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text-properties style:font-name="Caligra" fo:font-size="11pt" officeooo:rsid="0070ccfa" officeooo:paragraph-rsid="0070ccfa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86d8b2" officeooo:paragraph-rsid="0086d8b2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ebf7d" officeooo:paragraph-rsid="007ebf7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9a6c" officeooo:paragraph-rsid="00809a6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3f8e" officeooo:paragraph-rsid="00813f8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27f81" officeooo:paragraph-rsid="00827f8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3b895" officeooo:paragraph-rsid="0083b89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27b6" officeooo:paragraph-rsid="008427b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7ac327" style:font-size-asian="11pt" style:font-size-complex="11pt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68d03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e6e33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4c3ad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64c3a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78f6bd" style:font-size-asian="11pt" style:font-weight-asian="bold" style:font-name-complex="Arial" style:font-size-complex="11pt"/>
    </style:style>
    <style:style style:name="T14" style:family="text">
      <style:text-properties officeooo:rsid="005d01c8"/>
    </style:style>
    <style:style style:name="T15" style:family="text">
      <style:text-properties officeooo:rsid="006c6d6c"/>
    </style:style>
    <style:style style:name="T16" style:family="text">
      <style:text-properties officeooo:rsid="0071b4ab"/>
    </style:style>
    <style:style style:name="T17" style:family="text">
      <style:text-properties officeooo:rsid="00770a1e"/>
    </style:style>
    <style:style style:name="T18" style:family="text">
      <style:text-properties officeooo:rsid="00859f99"/>
    </style:style>
    <style:style style:name="T19" style:family="text">
      <style:text-properties officeooo:rsid="00868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4">La dernière fois :</text:span><text:span text:style-name="T6">’’’- corrigé les exercices - fait l'activité 3 du chapitre 1 (sauf le cours)’’’</text:span></text:p>
      <text:p text:style-name="P30"><text:span text:style-name="T6">P</text:span><text:span text:style-name="T5">our aujourd’hui : - copier le cours de l'activité 3 - exercice 13</text:span></text:p>
      <text:p text:style-name="P15"><text:span text:style-name="T17">5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10">Séance </text:span><text:span text:style-name="T12">1</text:span><text:span text:style-name="T13">9</text:span><text:span text:style-name="T10">: </text:span><text:span text:style-name="T11">Fiche de préparation</text:span><text:span text:style-name="T8"> <text:s/></text:span></text:p>
            <text:p text:style-name="P17"><text:span text:style-name="T8">c</text:span><text:span text:style-name="T7">lasse : <text:s/></text:span><text:span text:style-name="T9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3">rappel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3">correction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7">Act4</text:p>
          </table:table-cell>
          <table:table-cell table:style-name="Tableau1.B4" office:value-type="string">
            <text:p text:style-name="P10">Bécher et eau (fil à plomb? <text:span text:style-name="T19">Equerre</text:span>) :)</text:p>
            <text:p text:style-name="P22">tableau à découper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4">Q1 à Q3 en groupe de 4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6">Correction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5">Q5 un compte rendu par personne (je ramasse un par groupe)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7">Consignes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6">Q6 à Q9 en groupe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8">Q10 <text:span text:style-name="T18">en groupe </text:span>sans coller avant la correction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7">Exercice <text:span text:style-name="T16">2</text:span>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14">
          <table:table-cell table:style-name="Tableau1.A14" office:value-type="string">
            <text:p text:style-name="P6">Agenda <text:span text:style-name="T14">+ matériel</text:span></text:p>
          </table:table-cell>
          <table:table-cell table:style-name="Tableau1.B14" office:value-type="string">
            <text:p text:style-name="P13"/>
          </table:table-cell>
          <table:table-cell table:style-name="Tableau1.A14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text:span text:style-name="T3">exercice 11,12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434332990256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5">T</text:span>ravail <text:span text:style-name="T15">non fait</text:span></text:p>
          </table:table-cell>
          <table:table-cell table:style-name="Tableau2.A1" office:value-type="string">
            <text:p text:style-name="P19"><text:span text:style-name="T15">T</text:span>ravail <text:span text:style-name="T15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6M43S</meta:editing-duration>
    <meta:editing-cycles>44</meta:editing-cycles>
    <meta:generator>LibreOffice/7.0.4.2$Linux_X86_64 LibreOffice_project/00$Build-2</meta:generator>
    <meta:creation-date>2021-02-04T16:16:38.289524303</meta:creation-date>
    <meta:initial-creator>J Cercy</meta:initial-creator>
    <dc:date>2021-03-04T23:04:52.029610675</dc:date>
    <dc:creator>J Cercy</dc:creator>
    <meta:document-statistic meta:table-count="2" meta:image-count="0" meta:object-count="0" meta:page-count="1" meta:paragraph-count="28" meta:word-count="112" meta:character-count="612" meta:non-whitespace-character-count="524"/>
    <meta:template xlink:type="simple" xlink:actuate="onRequest" xlink:title="fiche_de_prep_type" xlink:href="../fiche_de_prep_type.ott" meta:date="2021-02-04T16:16:36.866451548"/>
  </office:meta>
</office:document-meta>
</file>